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08000004B0FA9B6289C5F3706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x="2.044cm" svg:y="1cm" svg:width="13.501cm" svg:height="8.999cm" draw:z-index="0"><draw:image xlink:href="Pictures/1000000100000708000004B0FA9B6289C5F3706E.png" xlink:type="simple" xlink:show="embed" xlink:actuate="onLoad" draw:mime-type="image/png"/></draw:frame><draw:frame draw:style-name="fr1" draw:name="Copia di Immagine1 2" text:anchor-type="char" svg:x="2.044cm" svg:y="12.94cm" svg:width="13.501cm" svg:height="8.999cm" draw:z-index="1"><draw:image xlink:href="Pictures/1000000100000708000004B0FA9B6289C5F370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1T15:10:21.253882380</meta:creation-date>
    <meta:print-date>2023-08-19T17:49:42.048293021</meta:print-date>
    <dc:date>2023-08-19T21:42:13.465698287</dc:date>
    <meta:editing-duration>PT4H5M40S</meta:editing-duration>
    <meta:editing-cycles>2</meta:editing-cycles>
    <meta:generator>LibreOffice/7.4.7.2$Linux_X86_64 LibreOffice_project/4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